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background-color="#4b4b4b" fo:padding="0.0382in" fo:border="0.5pt solid #00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background-color="#4b4b4b" fo:padding="0.0382in" fo:border="0.5pt solid #000000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background-color="#4b4b4b" fo:padding="0.0382in" fo:border="0.5pt solid #000000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background-color="#4b4b4b" fo:padding="0.0382in" fo:border="0.5pt solid #000000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background-color="#4b4b4b" fo:padding="0.0382in" fo:border="0.5pt solid #000000">
        <style:background-image/>
      </style:table-cell-properties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background-color="#4b4b4b" fo:padding="0.0382in" fo:border="0.5pt solid #000000">
        <style:background-image/>
      </style:table-cell-properties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background-color="#4b4b4b" fo:padding="0.0382in" fo:border="0.5pt solid #000000">
        <style:background-image/>
      </style:table-cell-properties>
    </style:style>
    <style:style style:name="Table8" style:family="table">
      <style:table-properties style:width="6.9375in" fo:margin-left="0in" table:align="left"/>
    </style:style>
    <style:style style:name="Table8.A" style:family="table-column">
      <style:table-column-properties style:column-width="3.3125in"/>
    </style:style>
    <style:style style:name="Table8.B" style:family="table-column">
      <style:table-column-properties style:column-width="3.625in"/>
    </style:style>
    <style:style style:name="Table8.A1" style:family="table-cell">
      <style:table-cell-properties style:vertical-align="middle" fo:padding="0.0194in" fo:border="none"/>
    </style:style>
    <style:style style:name="Table8.A2" style:family="table-cell">
      <style:table-cell-properties style:vertical-align="middle" fo:background-color="transparent" fo:padding="0.0194in" fo:border="none">
        <style:background-image/>
      </style:table-cell-properties>
    </style:style>
    <style:style style:name="Table8.16" style:family="table-row">
      <style:table-row-properties style:min-row-height="0.25in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background-color="#4b4b4b" fo:padding="0.0382in" fo:border="0.5pt solid #000000">
        <style:background-image/>
      </style:table-cell-properties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background-color="#4b4b4b" fo:padding="0.0382in" fo:border="0.5pt solid #000000">
        <style:background-image/>
      </style:table-cell-properties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background-color="#4b4b4b" fo:padding="0.0382in" fo:border="0.5pt solid #000000">
        <style:background-image/>
      </style:table-cell-properties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background-color="#4b4b4b" fo:padding="0.0382in" fo:border="0.5pt solid #000000">
        <style:background-image/>
      </style:table-cell-properties>
    </style:style>
    <style:style style:name="P1" style:family="paragraph" style:parent-style-name="Horizontal_20_Line">
      <style:text-properties fo:color="#2f4f4f" loext:opacity="100%" style:font-name="Arial" fo:font-weight="bold" officeooo:rsid="000ef011" officeooo:paragraph-rsid="00118fb3" style:font-weight-asian="bold" style:font-weight-complex="bold"/>
    </style:style>
    <style:style style:name="P2" style:family="paragraph" style:parent-style-name="Horizontal_20_Line">
      <style:text-properties fo:color="#2f4f4f" loext:opacity="100%" style:font-name="Arial" fo:font-weight="bold" officeooo:rsid="000ef011" style:font-weight-asian="bold" style:font-weight-complex="bold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fo:font-size="10.5pt" officeooo:rsid="000e6c8a" officeooo:paragraph-rsid="000e6c8a" style:font-size-asian="9.14999961853027pt" style:font-size-complex="10.5pt"/>
    </style:style>
    <style:style style:name="P5" style:family="paragraph" style:parent-style-name="Standard">
      <style:text-properties style:font-name="Arial" officeooo:rsid="000e6c8a" officeooo:paragraph-rsid="000e6c8a"/>
    </style:style>
    <style:style style:name="P6" style:family="paragraph" style:parent-style-name="Standard">
      <style:text-properties style:font-name="Arial" officeooo:rsid="000e6c8a" officeooo:paragraph-rsid="00118fb3"/>
    </style:style>
    <style:style style:name="P7" style:family="paragraph" style:parent-style-name="Standard">
      <style:text-properties style:font-name="Arial" officeooo:paragraph-rsid="000ef011"/>
    </style:style>
    <style:style style:name="P8" style:family="paragraph" style:parent-style-name="Standard">
      <style:text-properties style:font-name="Arial" fo:font-size="10pt" officeooo:rsid="000ef011" officeooo:paragraph-rsid="000ef011" style:font-size-asian="8.75pt" style:font-size-complex="10pt"/>
    </style:style>
    <style:style style:name="P9" style:family="paragraph" style:parent-style-name="Standard">
      <style:text-properties style:font-name="Arial" fo:font-size="10pt" officeooo:rsid="000ef011" officeooo:paragraph-rsid="00118fb3" style:font-size-asian="8.75pt" style:font-size-complex="10pt"/>
    </style:style>
    <style:style style:name="P10" style:family="paragraph" style:parent-style-name="Standard">
      <style:text-properties style:font-name="Arial" fo:font-size="10pt" officeooo:rsid="000ef011" officeooo:paragraph-rsid="0013dd2c" style:font-size-asian="8.75pt" style:font-size-complex="10pt"/>
    </style:style>
    <style:style style:name="P11" style:family="paragraph" style:parent-style-name="Standard">
      <style:text-properties style:font-name="Arial" fo:font-size="10pt" officeooo:rsid="00118fb3" officeooo:paragraph-rsid="00118fb3" style:font-size-asian="8.75pt" style:font-size-complex="10pt"/>
    </style:style>
    <style:style style:name="P12" style:family="paragraph" style:parent-style-name="Standard">
      <style:text-properties style:font-name="Arial" fo:font-size="10pt" officeooo:rsid="00118fb3" officeooo:paragraph-rsid="00122e8f" style:font-size-asian="8.75pt" style:font-size-complex="10pt"/>
    </style:style>
    <style:style style:name="P13" style:family="paragraph" style:parent-style-name="Standard">
      <style:text-properties style:font-name="Arial" fo:font-size="10pt" officeooo:rsid="00122e8f" officeooo:paragraph-rsid="00122e8f" style:font-size-asian="8.75pt" style:font-size-complex="10pt"/>
    </style:style>
    <style:style style:name="P14" style:family="paragraph" style:parent-style-name="Standard">
      <style:text-properties style:font-name="Arial" fo:font-size="10pt" officeooo:rsid="0013dd2c" officeooo:paragraph-rsid="0013dd2c" style:font-size-asian="8.75pt" style:font-size-complex="10pt"/>
    </style:style>
    <style:style style:name="P15" style:family="paragraph" style:parent-style-name="Standard">
      <style:text-properties style:font-name="Arial" fo:font-size="10pt" officeooo:rsid="00157a25" officeooo:paragraph-rsid="00157a25" style:font-size-asian="8.75pt" style:font-size-complex="10pt"/>
    </style:style>
    <style:style style:name="P16" style:family="paragraph" style:parent-style-name="Standard">
      <style:text-properties style:font-name="Arial" fo:font-size="10pt" fo:font-style="italic" fo:font-weight="bold" officeooo:rsid="000ef011" officeooo:paragraph-rsid="0013dd2c" style:font-size-asian="8.75pt" style:font-style-asian="italic" style:font-weight-asian="bold" style:font-size-complex="10pt" style:font-style-complex="italic" style:font-weight-complex="bold"/>
    </style:style>
    <style:style style:name="P17" style:family="paragraph" style:parent-style-name="Standard">
      <style:text-properties style:font-name="Arial" fo:font-size="10pt" fo:font-weight="bold" officeooo:rsid="00157a25" officeooo:paragraph-rsid="00157a25" style:font-size-asian="8.75pt" style:font-weight-asian="bold" style:font-size-complex="10pt" style:font-weight-complex="bold"/>
    </style:style>
    <style:style style:name="P18" style:family="paragraph" style:parent-style-name="Standard">
      <style:text-properties style:font-name="Arial" officeooo:rsid="000ef011" officeooo:paragraph-rsid="000fa681"/>
    </style:style>
    <style:style style:name="P19" style:family="paragraph" style:parent-style-name="Standard">
      <style:text-properties style:font-name="Arial" officeooo:rsid="000ef011" officeooo:paragraph-rsid="00118fb3"/>
    </style:style>
    <style:style style:name="P20" style:family="paragraph" style:parent-style-name="Standard">
      <style:text-properties style:font-name="Arial" officeooo:rsid="000ef011" officeooo:paragraph-rsid="000ef011"/>
    </style:style>
    <style:style style:name="P21" style:family="paragraph" style:parent-style-name="Standard">
      <style:text-properties style:font-name="Arial" fo:font-size="24pt" fo:font-weight="bold" style:font-size-asian="24pt" style:font-weight-asian="bold" style:font-size-complex="24pt" style:font-weight-complex="bold"/>
    </style:style>
    <style:style style:name="P22" style:family="paragraph" style:parent-style-name="Standard">
      <style:text-properties style:font-name="Arial" fo:font-size="15pt" fo:font-weight="bold" officeooo:rsid="00118fb3" officeooo:paragraph-rsid="00118fb3" style:font-size-asian="13.1000003814697pt" style:font-weight-asian="bold" style:font-size-complex="15pt" style:font-weight-complex="bold"/>
    </style:style>
    <style:style style:name="P23" style:family="paragraph" style:parent-style-name="Standard">
      <style:text-properties style:font-name="Arial" fo:font-size="15pt" fo:font-weight="bold" officeooo:rsid="000e6c8a" officeooo:paragraph-rsid="000e6c8a" style:font-size-asian="15pt" style:font-weight-asian="bold" style:font-size-complex="15pt" style:font-weight-complex="bold"/>
    </style:style>
    <style:style style:name="P24" style:family="paragraph" style:parent-style-name="Standard">
      <style:text-properties style:font-name="Arial" officeooo:rsid="00122e8f" officeooo:paragraph-rsid="00122e8f"/>
    </style:style>
    <style:style style:name="P25" style:family="paragraph" style:parent-style-name="Standard">
      <style:text-properties style:font-name="Arial" fo:font-size="11pt" fo:font-weight="bold" officeooo:rsid="000e6c8a" officeooo:paragraph-rsid="000e6c8a" style:font-size-asian="9.60000038146973pt" style:font-weight-asian="bold" style:font-size-complex="11pt" style:font-weight-complex="bold"/>
    </style:style>
    <style:style style:name="P26" style:family="paragraph" style:parent-style-name="Standard">
      <style:text-properties style:font-name="Arial" officeooo:rsid="0013dd2c" officeooo:paragraph-rsid="0013dd2c"/>
    </style:style>
    <style:style style:name="P27" style:family="paragraph" style:parent-style-name="Standard">
      <style:text-properties style:font-name="Arial" officeooo:rsid="00157a25" officeooo:paragraph-rsid="00157a25"/>
    </style:style>
    <style:style style:name="P28" style:family="paragraph" style:parent-style-name="Table_20_Heading">
      <style:text-properties style:font-name="Arial"/>
    </style:style>
    <style:style style:name="P29" style:family="paragraph" style:parent-style-name="Table_20_Contents">
      <style:text-properties fo:color="#ffffff" loext:opacity="100%" style:font-name="Courier New"/>
    </style:style>
    <style:style style:name="P30" style:family="paragraph" style:parent-style-name="Table_20_Contents">
      <style:text-properties fo:color="#ffffff" loext:opacity="100%" style:font-name="Courier New" officeooo:rsid="000ef011" officeooo:paragraph-rsid="000ef011"/>
    </style:style>
    <style:style style:name="P31" style:family="paragraph" style:parent-style-name="Table_20_Contents">
      <style:text-properties fo:color="#ffffff" loext:opacity="100%" style:font-name="Courier New" officeooo:rsid="000ef011" officeooo:paragraph-rsid="000fa681"/>
    </style:style>
    <style:style style:name="P32" style:family="paragraph" style:parent-style-name="Table_20_Contents">
      <style:text-properties fo:color="#ffffff" loext:opacity="100%" style:font-name="Courier New" officeooo:rsid="000ef011" officeooo:paragraph-rsid="00118fb3"/>
    </style:style>
    <style:style style:name="P33" style:family="paragraph" style:parent-style-name="Table_20_Contents">
      <style:text-properties fo:color="#ffffff" loext:opacity="100%" style:font-name="Courier New" officeooo:rsid="000ef011" officeooo:paragraph-rsid="00122e8f"/>
    </style:style>
    <style:style style:name="P34" style:family="paragraph" style:parent-style-name="Table_20_Contents">
      <style:text-properties fo:color="#ffffff" loext:opacity="100%" style:font-name="Courier New" officeooo:rsid="000ef011" officeooo:paragraph-rsid="0013dd2c"/>
    </style:style>
    <style:style style:name="P35" style:family="paragraph" style:parent-style-name="Table_20_Contents">
      <style:text-properties fo:color="#ffffff" loext:opacity="100%" style:font-name="Courier New" officeooo:rsid="0013dd2c" officeooo:paragraph-rsid="0013dd2c"/>
    </style:style>
    <style:style style:name="P36" style:family="paragraph" style:parent-style-name="Table_20_Contents">
      <style:text-properties fo:color="#ffffff" loext:opacity="100%" style:font-name="Courier New" officeooo:rsid="0013dd2c" officeooo:paragraph-rsid="00157a25"/>
    </style:style>
    <style:style style:name="P37" style:family="paragraph" style:parent-style-name="Table_20_Contents">
      <style:text-properties fo:color="#ffffff" loext:opacity="100%" style:font-name="Courier New" officeooo:rsid="00157a25" officeooo:paragraph-rsid="00157a25"/>
    </style:style>
    <style:style style:name="P38" style:family="paragraph" style:parent-style-name="Standard">
      <style:text-properties fo:color="#ff0000" loext:opacity="100%" style:font-name="Arial" fo:font-size="10pt" fo:font-style="normal" fo:font-weight="bold" officeooo:rsid="000ef011" officeooo:paragraph-rsid="0013dd2c" fo:background-color="transparent" style:font-size-asian="8.75pt" style:font-style-asian="normal" style:font-weight-asian="bold" style:font-size-complex="10pt" style:font-style-complex="normal" style:font-weight-complex="bold"/>
    </style:style>
    <style:style style:name="P39" style:family="paragraph" style:parent-style-name="Table_20_Contents">
      <style:text-properties fo:color="#000000" loext:opacity="100%" style:font-name="Arial"/>
    </style:style>
    <style:style style:name="P40" style:family="paragraph" style:parent-style-name="Table_20_Contents">
      <style:text-properties fo:color="#000000" loext:opacity="100%" style:font-name="Arial" fo:background-color="transparent"/>
    </style:style>
    <style:style style:name="P41" style:family="paragraph" style:parent-style-name="Horizontal_20_Line">
      <style:text-properties fo:color="#2f4f4f" loext:opacity="100%" style:font-name="Arial" fo:font-weight="bold" officeooo:rsid="000ef011" officeooo:paragraph-rsid="00174839" style:font-weight-asian="bold" style:font-weight-complex="bold"/>
    </style:style>
    <style:style style:name="P42" style:family="paragraph" style:parent-style-name="Standard">
      <style:text-properties style:font-name="Arial" officeooo:paragraph-rsid="00157a25"/>
    </style:style>
    <style:style style:name="P43" style:family="paragraph" style:parent-style-name="Standard">
      <style:text-properties style:font-name="Arial" officeooo:rsid="000ef011" officeooo:paragraph-rsid="00118fb3"/>
    </style:style>
    <style:style style:name="P44" style:family="paragraph" style:parent-style-name="Standard">
      <style:text-properties style:font-name="Arial" fo:font-size="10pt" officeooo:rsid="000ef011" officeooo:paragraph-rsid="00174839" style:font-size-asian="8.75pt" style:font-size-complex="10pt"/>
    </style:style>
    <style:style style:name="P45" style:family="paragraph" style:parent-style-name="Standard">
      <style:text-properties style:font-name="Arial" fo:font-size="10pt" officeooo:rsid="000ef011" officeooo:paragraph-rsid="00157a25" style:font-size-asian="8.75pt" style:font-size-complex="10pt"/>
    </style:style>
    <style:style style:name="P46" style:family="paragraph" style:parent-style-name="Standard">
      <style:text-properties style:font-name="Arial" fo:font-size="15pt" fo:font-weight="bold" officeooo:rsid="00174839" officeooo:paragraph-rsid="00174839" style:font-size-asian="13.1000003814697pt" style:font-weight-asian="bold" style:font-size-complex="15pt" style:font-weight-complex="bold"/>
    </style:style>
    <style:style style:name="P47" style:family="paragraph" style:parent-style-name="Standard">
      <style:text-properties style:font-name="Arial" officeooo:rsid="00174839" officeooo:paragraph-rsid="00174839"/>
    </style:style>
    <style:style style:name="T1" style:family="text">
      <style:text-properties officeooo:rsid="000e6c8a"/>
    </style:style>
    <style:style style:name="T2" style:family="text">
      <style:text-properties officeooo:rsid="000ef011"/>
    </style:style>
    <style:style style:name="T3" style:family="text">
      <style:text-properties fo:font-size="10pt" officeooo:rsid="000ef011" style:font-size-asian="8.75pt" style:font-size-complex="10pt"/>
    </style:style>
    <style:style style:name="T4" style:family="text">
      <style:text-properties fo:font-size="10pt" officeooo:rsid="00118fb3" style:font-size-asian="8.75pt" style:font-size-complex="10pt"/>
    </style:style>
    <style:style style:name="T5" style:family="text">
      <style:text-properties fo:font-size="10pt" officeooo:rsid="00157a25" style:font-size-asian="8.75pt" style:font-size-complex="10pt"/>
    </style:style>
    <style:style style:name="T6" style:family="text">
      <style:text-properties officeooo:rsid="000fa681"/>
    </style:style>
    <style:style style:name="T7" style:family="text">
      <style:text-properties officeooo:rsid="00118fb3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22e8f" style:font-style-asian="italic" style:font-weight-asian="bold" style:font-style-complex="italic" style:font-weight-complex="bold"/>
    </style:style>
    <style:style style:name="T10" style:family="text">
      <style:text-properties fo:color="#ff0000" loext:opacity="100%" fo:font-style="italic" fo:font-weight="bold" officeooo:rsid="00118fb3" style:font-style-asian="italic" style:font-weight-asian="bold" style:font-style-complex="italic" style:font-weight-complex="bold"/>
    </style:style>
    <style:style style:name="T11" style:family="text">
      <style:text-properties fo:color="#ff0000" loext:opacity="100%" fo:font-style="italic" fo:font-weight="normal" officeooo:rsid="00118fb3" style:font-style-asian="italic" style:font-weight-asian="normal" style:font-style-complex="italic" style:font-weight-complex="normal"/>
    </style:style>
    <style:style style:name="T12" style:family="text">
      <style:text-properties fo:color="#ff0000" loext:opacity="100%" fo:font-style="normal" fo:font-weight="normal" officeooo:rsid="00118fb3" style:font-style-asian="normal" style:font-weight-asian="normal" style:font-style-complex="normal" style:font-weight-complex="normal"/>
    </style:style>
    <style:style style:name="T13" style:family="text">
      <style:text-properties officeooo:rsid="00122e8f"/>
    </style:style>
    <style:style style:name="T14" style:family="text">
      <style:text-properties officeooo:rsid="0013dd2c"/>
    </style:style>
    <style:style style:name="T15" style:family="text">
      <style:text-properties officeooo:rsid="00157a25"/>
    </style:style>
    <style:style style:name="T16" style:family="text">
      <style:text-properties style:font-name="Courier New" fo:font-size="10pt" fo:font-weight="bold" officeooo:rsid="00157a25" style:font-size-asian="8.75pt" style:font-weight-asian="bold" style:font-size-complex="10pt" style:font-weight-complex="bold"/>
    </style:style>
    <style:style style:name="T17" style:family="text">
      <style:text-properties officeooo:rsid="00174839"/>
    </style:style>
    <style:style style:name="T18" style:family="text">
      <style:text-properties fo:color="#000000" loext:opacity="100%" fo:font-style="normal" fo:font-weight="normal" officeooo:rsid="00118fb3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Storytellers Batch <text:span text:style-name="T1">Docs</text:span></text:p>
      <text:p text:style-name="P4">by LTV2008</text:p>
      <text:p text:style-name="P3"/>
      <text:p text:style-name="P23">Basic File Skeleton</text:p>
      <text:p text:style-name="P25"/>
      <table:table table:name="Table1" table:style-name="Table1">
        <table:table-column table:style-name="Table1.A"/>
        <table:table-row>
          <table:table-cell table:style-name="Table1.A1" office:value-type="string">
            <text:p text:style-name="P29">@talking ON</text:p>
            <text:p text:style-name="P29">TITLE "foobar"</text:p>
            <text:p text:style-name="P29">REM <text:span text:style-name="T2">put all the cool stuff on your script here!</text:span></text:p>
            <text:p text:style-name="P29">EOF</text:p>
          </table:table-cell>
        </table:table-row>
      </table:table>
      <text:p text:style-name="P5"/>
      <text:p text:style-name="P7">@talking ON <text:span text:style-name="T10">(required)</text:span></text:p>
      <text:p text:style-name="P7"><text:span text:style-name="T3">This is used to start talking. Put this </text:span><text:span text:style-name="T4">first in the script</text:span><text:span text:style-name="T3">, otherwise the terminal will say “Echo is off”</text:span></text:p>
      <text:p text:style-name="P7"/>
      <text:p text:style-name="P7">TITLE "foobar" <text:span text:style-name="T7">(optional)</text:span></text:p>
      <text:p text:style-name="P8">This is the title of your work.</text:p>
      <text:p text:style-name="P20"/>
      <text:p text:style-name="P19">EOF<text:span text:style-name="T18"> (optional)</text:span></text:p>
      <text:p text:style-name="P8">This indicates the end of the file. <text:span text:style-name="T17">If </text:span>you use the EOF comman<text:span text:style-name="T17">d</text:span>, you transfer to the end of the current file and exit the <text:span text:style-name="T17">program</text:span>. </text:p>
      <text:p text:style-name="P20"/>
      <text:p text:style-name="P8">Type your script in place of the “REM put all the cool stuff on your script here!”</text:p>
      <text:p text:style-name="P2"/>
      <text:p text:style-name="P22">Output</text:p>
      <text:p text:style-name="P19"/>
      <text:p text:style-name="P19">The “say” command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0">say “Hello World!”</text:p>
          </table:table-cell>
        </table:table-row>
      </table:table>
      <text:p text:style-name="P8">Prints something on the screen.</text:p>
      <text:p text:style-name="P8"/>
      <text:p text:style-name="P1"/>
      <text:p text:style-name="P22">Input</text:p>
      <text:p text:style-name="P8"/>
      <text:p text:style-name="P18">The “<text:span text:style-name="T6">choice</text:span>” command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1">choice rc "Press R or C to continue" </text:p>
            <text:p text:style-name="P31">if not choicelevel 2 (</text:p>
            <text:p text:style-name="P31">say "R key pressed"</text:p>
            <text:p text:style-name="P31">) else (</text:p>
            <text:p text:style-name="P31">say "C key pressed"</text:p>
            <text:p text:style-name="P31">)</text:p>
          </table:table-cell>
        </table:table-row>
      </table:table>
      <text:p text:style-name="P11">Select between two options.</text:p>
      <text:p text:style-name="P11">You can check a selected choice with an if not/else statement.</text:p>
      <text:p text:style-name="P11">The choice outputs a “choice level” of either 1 or 2.</text:p>
      <text:p text:style-name="P12">Only <text:span text:style-name="T9">TWO</text:span> <text:span text:style-name="T13">choices</text:span> can be checked.</text:p>
      <text:p text:style-name="P11"/>
      <text:p text:style-name="P19">The “<text:span text:style-name="T7">key</text:span>” command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32"><text:span text:style-name="T7">Key q </text:span>"Press <text:span text:style-name="T7">Q</text:span> to continue" </text:p>
            <text:p text:style-name="P32">say "<text:span text:style-name="T7">Q</text:span> key pressed"</text:p>
          </table:table-cell>
        </table:table-row>
      </table:table>
      <text:p text:style-name="P11">Pauses the script until a key is pressed.</text:p>
      <text:p text:style-name="P11"><text:soft-page-break/>Only <text:span text:style-name="T8">ONE</text:span> key can be checked.</text:p>
      <text:p text:style-name="P7"/>
      <text:p text:style-name="P7"/>
      <text:p text:style-name="P9"/>
      <text:p text:style-name="P1"/>
      <text:p text:style-name="P22">Building Blocks</text:p>
      <text:p text:style-name="P6"/>
      <text:p text:style-name="P19">The “timeout” command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32">timeout 2</text:p>
          </table:table-cell>
        </table:table-row>
      </table:table>
      <text:p text:style-name="P13">Waits for a set of seconds <text:span text:style-name="T15">ranging from -1 – 9999</text:span>.</text:p>
      <text:p text:style-name="P13"/>
      <text:p text:style-name="P24">Labels and goto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33">label mylabel</text:p>
            <text:p text:style-name="P33">…</text:p>
            <text:p text:style-name="P33">goto mylabel</text:p>
          </table:table-cell>
        </table:table-row>
      </table:table>
      <text:p text:style-name="P13">Specify a label with the “label” command.</text:p>
      <text:p text:style-name="P15">Go to a label with the “goto” command</text:p>
      <text:p text:style-name="P13"/>
      <text:p text:style-name="P26">Colors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34">color f9</text:p>
          </table:table-cell>
        </table:table-row>
      </table:table>
      <text:p text:style-name="P10">You can specify one or two hexadecimal digits. The first is used as the foreground color and the second is used as the background color. </text:p>
      <text:p text:style-name="P10">If you specify two hexadecimal digits, don't <text:span text:style-name="T14">separate</text:span> them <text:span text:style-name="T14">with a space</text:span>.</text:p>
      <text:p text:style-name="P10">To set the default Command Prompt window color, <text:span text:style-name="T14">type simply color.</text:span></text:p>
      <text:p text:style-name="P38">If you specify the same value for two hexadecimal digits, <text:span text:style-name="T14">it will result in an error and no colors will show up.</text:span></text:p>
      <text:p text:style-name="P16"><text:span text:style-name="T14">(</text:span>If you specify only one hexadecimal digit, the corresponding color is used as the foreground color and the background color is set to the default color.<text:span text:style-name="T14">)</text:span></text:p>
      <text:p text:style-name="P16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28">Value</text:p>
            </table:table-cell>
            <table:table-cell table:style-name="Table8.A1" office:value-type="string">
              <text:p text:style-name="P28">Color</text:p>
            </table:table-cell>
          </table:table-row>
        </table:table-header-rows>
        <table:table-row>
          <table:table-cell table:style-name="Table8.A2" office:value-type="string">
            <text:p text:style-name="P39">0</text:p>
          </table:table-cell>
          <table:table-cell table:style-name="Table8.A2" office:value-type="string">
            <text:p text:style-name="P39">Black</text:p>
          </table:table-cell>
        </table:table-row>
        <table:table-row>
          <table:table-cell table:style-name="Table8.A2" office:value-type="string">
            <text:p text:style-name="P39">1</text:p>
          </table:table-cell>
          <table:table-cell table:style-name="Table8.A2" office:value-type="string">
            <text:p text:style-name="P39">Blue</text:p>
          </table:table-cell>
        </table:table-row>
        <table:table-row>
          <table:table-cell table:style-name="Table8.A2" office:value-type="string">
            <text:p text:style-name="P39">2</text:p>
          </table:table-cell>
          <table:table-cell table:style-name="Table8.A2" office:value-type="string">
            <text:p text:style-name="P39">Green</text:p>
          </table:table-cell>
        </table:table-row>
        <table:table-row>
          <table:table-cell table:style-name="Table8.A2" office:value-type="string">
            <text:p text:style-name="P39">3</text:p>
          </table:table-cell>
          <table:table-cell table:style-name="Table8.A2" office:value-type="string">
            <text:p text:style-name="P39">Aqua</text:p>
          </table:table-cell>
        </table:table-row>
        <table:table-row>
          <table:table-cell table:style-name="Table8.A2" office:value-type="string">
            <text:p text:style-name="P39">4</text:p>
          </table:table-cell>
          <table:table-cell table:style-name="Table8.A2" office:value-type="string">
            <text:p text:style-name="P39">Red</text:p>
          </table:table-cell>
        </table:table-row>
        <table:table-row>
          <table:table-cell table:style-name="Table8.A2" office:value-type="string">
            <text:p text:style-name="P39">5</text:p>
          </table:table-cell>
          <table:table-cell table:style-name="Table8.A2" office:value-type="string">
            <text:p text:style-name="P39">Purple</text:p>
          </table:table-cell>
        </table:table-row>
        <table:table-row>
          <table:table-cell table:style-name="Table8.A2" office:value-type="string">
            <text:p text:style-name="P39">6</text:p>
          </table:table-cell>
          <table:table-cell table:style-name="Table8.A2" office:value-type="string">
            <text:p text:style-name="P39">Yellow</text:p>
          </table:table-cell>
        </table:table-row>
        <table:table-row>
          <table:table-cell table:style-name="Table8.A2" office:value-type="string">
            <text:p text:style-name="P39">7</text:p>
          </table:table-cell>
          <table:table-cell table:style-name="Table8.A2" office:value-type="string">
            <text:p text:style-name="P39">White</text:p>
          </table:table-cell>
        </table:table-row>
        <table:table-row>
          <table:table-cell table:style-name="Table8.A2" office:value-type="string">
            <text:p text:style-name="P39">8</text:p>
          </table:table-cell>
          <table:table-cell table:style-name="Table8.A2" office:value-type="string">
            <text:p text:style-name="P40">Gray</text:p>
          </table:table-cell>
        </table:table-row>
        <table:table-row>
          <table:table-cell table:style-name="Table8.A2" office:value-type="string">
            <text:p text:style-name="P39">9</text:p>
          </table:table-cell>
          <table:table-cell table:style-name="Table8.A2" office:value-type="string">
            <text:p text:style-name="P39">Light blue</text:p>
          </table:table-cell>
        </table:table-row>
        <table:table-row>
          <table:table-cell table:style-name="Table8.A2" office:value-type="string">
            <text:p text:style-name="P39">a</text:p>
          </table:table-cell>
          <table:table-cell table:style-name="Table8.A2" office:value-type="string">
            <text:p text:style-name="P39">Light green</text:p>
          </table:table-cell>
        </table:table-row>
        <table:table-row>
          <table:table-cell table:style-name="Table8.A2" office:value-type="string">
            <text:p text:style-name="P39">b</text:p>
          </table:table-cell>
          <table:table-cell table:style-name="Table8.A2" office:value-type="string">
            <text:p text:style-name="P39">Light aqua</text:p>
          </table:table-cell>
        </table:table-row>
        <table:table-row>
          <table:table-cell table:style-name="Table8.A2" office:value-type="string">
            <text:p text:style-name="P39">c</text:p>
          </table:table-cell>
          <table:table-cell table:style-name="Table8.A2" office:value-type="string">
            <text:p text:style-name="P39">Light red</text:p>
          </table:table-cell>
        </table:table-row>
        <table:table-row>
          <table:table-cell table:style-name="Table8.A2" office:value-type="string">
            <text:p text:style-name="P39">d</text:p>
          </table:table-cell>
          <table:table-cell table:style-name="Table8.A2" office:value-type="string">
            <text:p text:style-name="P39">Light purple</text:p>
          </table:table-cell>
        </table:table-row>
        <table:table-row table:style-name="Table8.16">
          <table:table-cell table:style-name="Table8.A2" office:value-type="string">
            <text:p text:style-name="P39">e</text:p>
          </table:table-cell>
          <table:table-cell table:style-name="Table8.A2" office:value-type="string">
            <text:p text:style-name="P39">Light yellow</text:p>
          </table:table-cell>
        </table:table-row>
        <table:table-row>
          <table:table-cell table:style-name="Table8.A2" office:value-type="string">
            <text:p text:style-name="P39">f</text:p>
          </table:table-cell>
          <table:table-cell table:style-name="Table8.A2" office:value-type="string">
            <text:p text:style-name="P39">Bright white</text:p>
          </table:table-cell>
        </table:table-row>
      </table:table>
      <text:p text:style-name="P16"><text:soft-page-break/></text:p>
      <text:p text:style-name="P9"/>
      <text:p text:style-name="P26">Clear Screen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35">clear</text:p>
          </table:table-cell>
        </table:table-row>
      </table:table>
      <text:p text:style-name="P14">Clears the screen</text:p>
      <text:p text:style-name="P14"/>
      <text:p text:style-name="P27">Remarks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6">REM A remark that does not get executed</text:p>
            <text:p text:style-name="P36">…</text:p>
            <text:p text:style-name="P36">say "<text:span text:style-name="T15">hello there</text:span>" &amp; REM <text:span text:style-name="T15">You must place a &amp; before a</text:span> remark <text:span text:style-name="T15">or it</text:span> get<text:span text:style-name="T15">s</text:span> executed</text:p>
          </table:table-cell>
        </table:table-row>
      </table:table>
      <text:p text:style-name="P15">Remarks are like comments. They help clarify your code to readers.</text:p>
      <text:p text:style-name="P17">When using “say” commands, you must place a &amp; before a remark or it gets executed.</text:p>
      <text:p text:style-name="P17"/>
      <text:p text:style-name="P27">For Loops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6">for i in (10) do (</text:p>
            <text:p text:style-name="P36">say "<text:span text:style-name="T15">loop</text:span>"</text:p>
            <text:p text:style-name="P36">)</text:p>
          </table:table-cell>
        </table:table-row>
      </table:table>
      <text:p text:style-name="P15">Repeats something for a set amount ranging from 1 – 99.</text:p>
      <text:p text:style-name="P15"/>
      <text:p text:style-name="P27">Pause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37">PAUSE</text:p>
          </table:table-cell>
        </table:table-row>
      </table:table>
      <text:p text:style-name="P42"><text:span text:style-name="T5">Stops the processing of a program, displaying the prompt, </text:span><text:span text:style-name="T16">Press any key to continue . . .</text:span></text:p>
      <text:p text:style-name="P45"/>
      <text:p text:style-name="P41"/>
      <text:p text:style-name="P46">Tips</text:p>
      <text:p text:style-name="P44"/>
      <text:p text:style-name="P47">Use “pause” at the end of a file before “EOF” to create a delay before closing.</text:p>
      <text:p text:style-name="P47"/>
      <text:p text:style-name="P47">If you press CTRL+C to stop a program, the following message appears, Terminate batch job (Y/N)?. If you press Y (for yes), the program ends and you return to the operating system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6T20:39:23.872000000</meta:creation-date>
    <dc:date>2023-12-07T17:46:57.055000000</dc:date>
    <meta:editing-duration>PT1H14M1S</meta:editing-duration>
    <meta:editing-cycles>10</meta:editing-cycles>
    <meta:generator>LibreOffice/7.4.7.2$Windows_X86_64 LibreOffice_project/723314e595e8007d3cf785c16538505a1c878ca5</meta:generator>
    <meta:document-statistic meta:table-count="12" meta:image-count="0" meta:object-count="0" meta:page-count="3" meta:paragraph-count="106" meta:word-count="530" meta:character-count="2722" meta:non-whitespace-character-count="2292"/>
  </office:meta>
</office:document-meta>
</file>